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right" draw:textarea-vertical-align="top" draw:auto-grow-height="false" fo:padding-left="0.152cm" fo:padding-right="0.152cm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cc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language="zxx" fo:country="none" style:font-size-asian="18pt" style:font-size-complex="18pt"/>
    </style:style>
    <style:style style:name="P3" style:family="paragraph">
      <style:paragraph-properties fo:text-align="center"/>
      <style:text-properties fo:color="#c5000b" fo:font-family="'Courier New'" style:font-family-generic="modern" style:font-pitch="fixed" fo:font-size="12pt" fo:language="zxx" fo:country="none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fo:language="zxx" fo:country="none" style:font-size-asian="12pt" style:font-size-complex="12pt"/>
    </style:style>
    <style:style style:name="P6" style:family="paragraph"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8pt" fo:language="zxx" fo:country="none" style:font-size-asian="18pt" style:font-size-complex="18pt"/>
    </style:style>
    <style:style style:name="T2" style:family="text">
      <style:text-properties fo:color="#c5000b" fo:font-family="'Courier New'" style:font-family-generic="modern" style:font-pitch="fixed" fo:font-size="12pt" fo:language="zxx" fo:country="none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zxx" fo:country="none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c5000b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2.547cm" svg:y="-4.855cm"/>
          <draw:glue-point draw:id="5" svg:x="-2.547cm" svg:y="4.855cm"/>
          <draw:glue-point draw:id="6" svg:x="-2.547cm" svg:y="4.855cm"/>
          <draw:custom-shape draw:style-name="gr1" draw:text-style-name="P2" draw:layer="layout" svg:width="13.462cm" svg:height="17.526cm" svg:x="0.025cm" svg:y="0.025cm">
            <text:p text:style-name="P1"><text:span text:style-name="T1">a thre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id="id7" draw:layer="layout" svg:width="4.572cm" svg:height="1.016cm" svg:x="0.888cm" svg:y="0.253cm">
            <text:p text:style-name="P1"><text:span text:style-name="T2">ThreadIni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id="id5" draw:layer="layout" svg:width="4.572cm" svg:height="1.016cm" svg:x="0.888cm" svg:y="3.555cm">
            <draw:glue-point draw:id="4" svg:x="3.611cm" svg:y="-5cm"/>
            <text:p text:style-name="P1"><text:span text:style-name="T2">InitURL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5" draw:id="id2" draw:layer="layout" svg:width="5.842cm" svg:height="1.016cm" svg:x="4.317cm" svg:y="10.159cm">
            <text:p text:style-name="P4"><text:span text:style-name="T3">Perform HTTP reque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id="id3" draw:layer="layout" svg:width="4.572cm" svg:height="1.016cm" svg:x="4.952cm" svg:y="12.191cm">
            <text:p text:style-name="P1"><text:span text:style-name="T2">ReqDon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id="id1" draw:layer="layout" svg:width="4.572cm" svg:height="1.016cm" svg:x="4.952cm" svg:y="8.127cm">
            <text:p text:style-name="P1"><text:span text:style-name="T2">ReqStar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5" draw:id="id4" draw:layer="layout" svg:width="5.842cm" svg:height="1.016cm" svg:x="0.253cm" svg:y="5.841cm">
            <text:p text:style-name="P1"><text:span text:style-name="T3">Ask iterator for next reque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curve" svg:x1="7.238cm" svg:y1="9.143cm" svg:x2="7.237cm" svg:y2="10.159cm" draw:start-shape="id1" draw:start-glue-point="2" draw:end-shape="id2" draw:end-glue-point="4" svg:d="m7238 9143c0 763-1 256-1 1016">
            <text:p/>
          </draw:connector>
          <draw:connector draw:style-name="gr4" draw:text-style-name="P2" draw:layer="layout" draw:type="curve" svg:x1="7.237cm" svg:y1="11.175cm" svg:x2="7.238cm" svg:y2="12.191cm" draw:start-shape="id2" draw:start-glue-point="8" draw:end-shape="id3" draw:end-glue-point="0" svg:d="m7237 11175c0 763 1 256 1 1016">
            <text:p/>
          </draw:connector>
          <draw:connector draw:style-name="gr4" draw:text-style-name="P2" draw:layer="layout" draw:type="curve" svg:x1="5.238cm" svg:y1="6.708cm" svg:x2="7.238cm" svg:y2="8.127cm" draw:start-shape="id4" draw:start-glue-point="9" draw:end-shape="id1" draw:end-glue-point="0" svg:d="m5238 6708c0 1177 2000 468 2000 1419">
            <text:p/>
          </draw:connector>
          <draw:connector draw:style-name="gr4" draw:text-style-name="P2" draw:layer="layout" draw:type="curve" svg:x1="3.174cm" svg:y1="4.571cm" svg:x2="3.173cm" svg:y2="5.841cm" draw:start-shape="id5" draw:start-glue-point="2" draw:end-shape="id4" draw:end-glue-point="4" svg:d="m3174 4571c0 954-1 319-1 1270">
            <text:p/>
          </draw:connector>
          <draw:connector draw:style-name="gr4" draw:text-style-name="P2" draw:layer="layout" draw:type="curve" draw:line-skew="0.962cm" svg:x1="9.524cm" svg:y1="12.699cm" svg:x2="5.238cm" svg:y2="5.988cm" draw:start-shape="id3" draw:start-glue-point="1" draw:end-shape="id4" draw:end-glue-point="11" svg:d="m9524 12699c2196 0 1830-3680 210-5601s-4496-2082-4496-1110">
            <text:p/>
          </draw:connector>
          <draw:connector draw:style-name="gr4" draw:text-style-name="P2" draw:layer="layout" draw:type="curve" draw:line-skew="9.026cm 6.611cm -0.897cm" svg:x1="3.173cm" svg:y1="6.857cm" svg:x2="4.824cm" svg:y2="3.555cm" draw:start-shape="id4" draw:start-glue-point="8" draw:end-shape="id5" draw:end-glue-point="4" svg:d="m3173 6857c0 14292 10035 9528 10035 2414s-8384-7813-8384-5716">
            <text:p/>
          </draw:connector>
          <draw:custom-shape draw:style-name="gr2" draw:text-style-name="P3" draw:id="id6" draw:layer="layout" svg:width="4.572cm" svg:height="1.016cm" svg:x="0.888cm" svg:y="16.255cm">
            <text:p text:style-name="P1"><text:span text:style-name="T2">ThreadExi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curve" svg:x1="3.173cm" svg:y1="6.857cm" svg:x2="3.174cm" svg:y2="16.255cm" draw:start-shape="id4" draw:start-glue-point="8" draw:end-shape="id6" draw:end-glue-point="0" svg:d="m3173 6857c0 7050 1 2351 1 9398">
            <text:p/>
          </draw:connector>
          <draw:connector draw:style-name="gr4" draw:text-style-name="P2" draw:layer="layout" draw:type="curve" svg:x1="3.174cm" svg:y1="1.269cm" svg:x2="3.174cm" svg:y2="3.555cm" draw:start-shape="id7" draw:start-glue-point="2" draw:end-shape="id5" draw:end-glue-point="0" svg:d="m3174 1269v2286">
            <text:p/>
          </draw:connector>
          <draw:frame draw:style-name="gr5" draw:text-style-name="P6" draw:layer="layout" svg:width="1.924cm" svg:height="0.725cm" svg:x="5.571cm" svg:y="6.45cm">
            <draw:text-box>
              <text:p><text:span text:style-name="T4">got one</text:span></text:p>
            </draw:text-box>
          </draw:frame>
          <draw:frame draw:style-name="gr5" draw:text-style-name="P8" draw:layer="layout" svg:width="5.751cm" svg:height="1.673cm" draw:transform="rotate (1.5707963267946) translate (1.498cm 12.583cm)">
            <draw:text-box>
              <text:p text:style-name="P7"><text:span text:style-name="T4">Iterator ran out of requests</text:span></text:p>
              <text:p text:style-name="P7"><text:span text:style-name="T4">Recharge it for a new round</text:span><text:span text:style-name="T4"><text:line-break/></text:span><text:span text:style-name="T4">or finish the thread</text:span></text:p>
            </draw:text-box>
          </draw:frame>
          <draw:frame draw:style-name="gr5" draw:text-style-name="P9" draw:layer="layout" svg:width="4.397cm" svg:height="1.237cm" svg:x="8.976cm" svg:y="2.286cm">
            <draw:text-box>
              <text:p text:style-name="P9"><text:span text:style-name="T4">Recharge iterator for</text:span><text:span text:style-name="T4"><text:line-break/></text:span><text:span text:style-name="T5">times </text:span><text:span text:style-name="T4">round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513cm" fo:page-height="17.5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7-03T18:36:00</meta:creation-date>
    <dc:date>2010-07-04T18:42:28</dc:date>
    <meta:editing-duration>PT00H22M22S</meta:editing-duration>
    <meta:editing-cycles>5</meta:editing-cycles>
    <meta:generator>OpenOffice.org/3.1$Unix OpenOffice.org_project/310m21$Build-9319</meta:generator>
    <meta:document-statistic meta:object-count="20"/>
  </office:meta>
</office:document-meta>
</file>